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930a2" officeooo:paragraph-rsid="0016b053"/>
    </style:style>
    <style:style style:name="P2" style:family="paragraph" style:parent-style-name="Standard">
      <style:text-properties officeooo:rsid="002930a2" officeooo:paragraph-rsid="00181e78"/>
    </style:style>
    <style:style style:name="P3" style:family="paragraph" style:parent-style-name="Standard">
      <style:text-properties officeooo:rsid="002930a2" officeooo:paragraph-rsid="001b308d"/>
    </style:style>
    <style:style style:name="P4" style:family="paragraph" style:parent-style-name="Standard">
      <style:text-properties officeooo:rsid="002930a2" officeooo:paragraph-rsid="001d5b34"/>
    </style:style>
    <style:style style:name="P5" style:family="paragraph" style:parent-style-name="Standard">
      <style:text-properties officeooo:rsid="002930a2" officeooo:paragraph-rsid="00294307"/>
    </style:style>
    <style:style style:name="P6" style:family="paragraph" style:parent-style-name="Standard">
      <style:text-properties officeooo:rsid="002930a2" officeooo:paragraph-rsid="002b5d12"/>
    </style:style>
    <style:style style:name="P7" style:family="paragraph" style:parent-style-name="Standard">
      <style:text-properties officeooo:rsid="002930a2" officeooo:paragraph-rsid="002da264"/>
    </style:style>
    <style:style style:name="P8" style:family="paragraph" style:parent-style-name="Standard">
      <style:text-properties officeooo:rsid="002bbfe6" officeooo:paragraph-rsid="0016b053"/>
    </style:style>
    <style:style style:name="P9" style:family="paragraph" style:parent-style-name="Standard">
      <style:text-properties officeooo:rsid="002bbfe6" officeooo:paragraph-rsid="00181e78"/>
    </style:style>
    <style:style style:name="P10" style:family="paragraph" style:parent-style-name="Standard">
      <style:text-properties officeooo:rsid="002bbfe6" officeooo:paragraph-rsid="001b308d"/>
    </style:style>
    <style:style style:name="P11" style:family="paragraph" style:parent-style-name="Standard">
      <style:text-properties officeooo:rsid="002bbfe6" officeooo:paragraph-rsid="001d5b34"/>
    </style:style>
    <style:style style:name="P12" style:family="paragraph" style:parent-style-name="Standard">
      <style:text-properties officeooo:rsid="001f0d03" officeooo:paragraph-rsid="0016b053"/>
    </style:style>
    <style:style style:name="P13" style:family="paragraph" style:parent-style-name="Standard">
      <style:text-properties officeooo:rsid="00233b47" officeooo:paragraph-rsid="0016b053"/>
    </style:style>
    <style:style style:name="P14" style:family="paragraph" style:parent-style-name="Standard">
      <style:text-properties officeooo:paragraph-rsid="0016b053"/>
    </style:style>
    <style:style style:name="P15" style:family="paragraph" style:parent-style-name="Standard">
      <style:text-properties officeooo:paragraph-rsid="00228206"/>
    </style:style>
    <style:style style:name="P16" style:family="paragraph" style:parent-style-name="Standard">
      <style:text-properties officeooo:rsid="003508c5" officeooo:paragraph-rsid="003508c5"/>
    </style:style>
    <style:style style:name="P17" style:family="paragraph" style:parent-style-name="Preformatted_20_Text">
      <style:text-properties officeooo:rsid="0026bd7a" officeooo:paragraph-rsid="0016b053"/>
    </style:style>
    <style:style style:name="P18" style:family="paragraph" style:parent-style-name="Preformatted_20_Text">
      <style:text-properties officeooo:rsid="001f0d03" officeooo:paragraph-rsid="0016b053"/>
    </style:style>
    <style:style style:name="P19" style:family="paragraph" style:parent-style-name="Preformatted_20_Text">
      <style:text-properties officeooo:rsid="002509d1" officeooo:paragraph-rsid="0016b053"/>
    </style:style>
    <style:style style:name="P20" style:family="paragraph" style:parent-style-name="Preformatted_20_Text">
      <style:text-properties officeooo:rsid="002509d1" officeooo:paragraph-rsid="002176b2"/>
    </style:style>
    <style:style style:name="P21" style:family="paragraph" style:parent-style-name="Preformatted_20_Text">
      <style:text-properties officeooo:rsid="002509d1" officeooo:paragraph-rsid="00228206"/>
    </style:style>
    <style:style style:name="P22" style:family="paragraph" style:parent-style-name="Preformatted_20_Text">
      <style:text-properties officeooo:rsid="002509d1" officeooo:paragraph-rsid="0024fa34"/>
    </style:style>
    <style:style style:name="P23" style:family="paragraph" style:parent-style-name="Preformatted_20_Text">
      <style:text-properties officeooo:rsid="002509d1" officeooo:paragraph-rsid="0026c262"/>
    </style:style>
    <style:style style:name="P24" style:family="paragraph" style:parent-style-name="Preformatted_20_Text">
      <style:text-properties officeooo:rsid="002509d1" officeooo:paragraph-rsid="00282660"/>
    </style:style>
    <style:style style:name="P25" style:family="paragraph" style:parent-style-name="Preformatted_20_Text">
      <style:text-properties officeooo:rsid="002509d1" officeooo:paragraph-rsid="002da264"/>
    </style:style>
    <style:style style:name="P26" style:family="paragraph" style:parent-style-name="Preformatted_20_Text">
      <style:text-properties officeooo:paragraph-rsid="0016b053"/>
    </style:style>
    <style:style style:name="P27" style:family="paragraph" style:parent-style-name="Preformatted_20_Text">
      <style:text-properties officeooo:rsid="002da264" officeooo:paragraph-rsid="002da264"/>
    </style:style>
    <style:style style:name="P28" style:family="paragraph" style:parent-style-name="Preformatted_20_Text">
      <style:text-properties officeooo:rsid="002930a2" officeooo:paragraph-rsid="00329e0e"/>
    </style:style>
    <style:style style:name="P29" style:family="paragraph" style:parent-style-name="Preformatted_20_Text">
      <style:text-properties officeooo:rsid="002930a2" officeooo:paragraph-rsid="003508c5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16b053"/>
    </style:style>
    <style:style style:name="P31" style:family="paragraph" style:parent-style-name="Preformatted_20_Text">
      <style:paragraph-properties fo:margin-top="0in" fo:margin-bottom="0.1965in" loext:contextual-spacing="false"/>
      <style:text-properties officeooo:paragraph-rsid="00202a2f"/>
    </style:style>
    <style:style style:name="T1" style:family="text">
      <style:text-properties officeooo:rsid="00233b47"/>
    </style:style>
    <style:style style:name="T2" style:family="text">
      <style:text-properties officeooo:rsid="0027d9a9"/>
    </style:style>
    <style:style style:name="T3" style:family="text">
      <style:text-properties officeooo:rsid="001f0d03"/>
    </style:style>
    <style:style style:name="T4" style:family="text">
      <style:text-properties officeooo:rsid="0020b0de"/>
    </style:style>
    <style:style style:name="T5" style:family="text">
      <style:text-properties officeooo:rsid="0029f6a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f0d03" style:font-size-asian="8pt" style:font-size-complex="8pt"/>
    </style:style>
    <style:style style:name="T8" style:family="text">
      <style:text-properties fo:font-size="8pt" officeooo:rsid="0020b0de" style:font-size-asian="8pt" style:font-size-complex="8pt"/>
    </style:style>
    <style:style style:name="T9" style:family="text">
      <style:text-properties fo:font-size="8pt" officeooo:rsid="0029f6ae" style:font-size-asian="8pt" style:font-size-complex="8pt"/>
    </style:style>
    <style:style style:name="T10" style:family="text">
      <style:text-properties fo:font-size="8pt" officeooo:rsid="002bbfe6" style:font-size-asian="8pt" style:font-size-complex="8pt"/>
    </style:style>
    <style:style style:name="T11" style:family="text">
      <style:text-properties fo:font-size="8pt" officeooo:rsid="00181e78" style:font-size-asian="8pt" style:font-size-complex="8pt"/>
    </style:style>
    <style:style style:name="T12" style:family="text">
      <style:text-properties fo:font-size="8pt" officeooo:rsid="001d5b34" style:font-size-asian="8pt" style:font-size-complex="8pt"/>
    </style:style>
    <style:style style:name="T13" style:family="text">
      <style:text-properties fo:font-size="8pt" officeooo:rsid="002930a2" style:font-size-asian="8pt" style:font-size-complex="8pt"/>
    </style:style>
    <style:style style:name="T14" style:family="text">
      <style:text-properties fo:font-size="8pt" officeooo:rsid="002176b2" style:font-size-asian="8pt" style:font-size-complex="8pt"/>
    </style:style>
    <style:style style:name="T15" style:family="text">
      <style:text-properties fo:font-size="8pt" officeooo:rsid="0026bd7a" style:font-size-asian="8pt" style:font-size-complex="8pt"/>
    </style:style>
    <style:style style:name="T16" style:family="text">
      <style:text-properties fo:font-size="8pt" officeooo:rsid="00294307" style:font-size-asian="8pt" style:font-size-complex="8pt"/>
    </style:style>
    <style:style style:name="T17" style:family="text">
      <style:text-properties fo:font-size="8pt" officeooo:rsid="00329e0e" style:font-size-asian="8pt" style:font-size-complex="8pt"/>
    </style:style>
    <style:style style:name="T18" style:family="text">
      <style:text-properties fo:font-size="8pt" officeooo:rsid="003508c5" style:font-size-asian="8pt" style:font-size-complex="8pt"/>
    </style:style>
    <style:style style:name="T19" style:family="text">
      <style:text-properties fo:font-size="8pt" officeooo:rsid="00359435" style:font-size-asian="8pt" style:font-size-complex="8pt"/>
    </style:style>
    <style:style style:name="T20" style:family="text">
      <style:text-properties fo:font-size="8pt" officeooo:rsid="0035ee41" style:font-size-asian="8pt" style:font-size-complex="8pt"/>
    </style:style>
    <style:style style:name="T21" style:family="text">
      <style:text-properties fo:font-size="8pt" officeooo:rsid="003c46bc" style:font-size-asian="8pt" style:font-size-complex="8pt"/>
    </style:style>
    <style:style style:name="T22" style:family="text">
      <style:text-properties fo:font-size="8pt" officeooo:rsid="003c7a3e" style:font-size-asian="8pt" style:font-size-complex="8pt"/>
    </style:style>
    <style:style style:name="T23" style:family="text">
      <style:text-properties officeooo:rsid="002509d1"/>
    </style:style>
    <style:style style:name="T24" style:family="text">
      <style:text-properties officeooo:rsid="0026bd7a"/>
    </style:style>
    <style:style style:name="T25" style:family="text">
      <style:text-properties officeooo:rsid="00181e78"/>
    </style:style>
    <style:style style:name="T26" style:family="text">
      <style:text-properties officeooo:rsid="001b308d"/>
    </style:style>
    <style:style style:name="T27" style:family="text">
      <style:text-properties officeooo:rsid="00202a2f"/>
    </style:style>
    <style:style style:name="T28" style:family="text">
      <style:text-properties officeooo:rsid="002176b2"/>
    </style:style>
    <style:style style:name="T29" style:family="text">
      <style:text-properties officeooo:rsid="00228206"/>
    </style:style>
    <style:style style:name="T30" style:family="text">
      <style:text-properties officeooo:rsid="0024fa34"/>
    </style:style>
    <style:style style:name="T31" style:family="text">
      <style:text-properties officeooo:rsid="0026c262"/>
    </style:style>
    <style:style style:name="T32" style:family="text">
      <style:text-properties officeooo:rsid="00282660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2bbfe6" style:font-size-asian="14pt" style:font-size-complex="14pt"/>
    </style:style>
    <style:style style:name="T35" style:family="text">
      <style:text-properties fo:font-size="14pt" officeooo:rsid="0029f6ae" style:font-size-asian="14pt" style:font-size-complex="14pt"/>
    </style:style>
    <style:style style:name="T36" style:family="text">
      <style:text-properties fo:font-size="14pt" officeooo:rsid="002b5d12" style:font-size-asian="14pt" style:font-size-complex="14pt"/>
    </style:style>
    <style:style style:name="T37" style:family="text">
      <style:text-properties officeooo:rsid="002f3583"/>
    </style:style>
    <style:style style:name="T38" style:family="text">
      <style:text-properties officeooo:rsid="00329e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ource_20_Text"><text:span text:style-name="T1">ORB-SLAM2:</text:span></text:span></text:p>
      <text:p text:style-name="P30"><text:span text:style-name="Source_20_Text"/></text:p>
      <text:p text:style-name="P31"><text:span text:style-name="Source_20_Text"><text:span text:style-name="T27">g++ -std=c++11 mono_tum_dynaslam.cpp -o mono_tum</text:span></text:span></text:p>
      <text:p text:style-name="P30"><text:span text:style-name="Source_20_Text"><text:span text:style-name="T2">Euroc_commands</text:span></text:span></text:p>
      <text:p text:style-name="P30"><text:span text:style-name="Source_20_Text">./Examples/Monocular/mono_euroc Vocabulary/ORBvoc.txt Examples/Monocular/EuRoC.yaml </text:span><text:span text:style-name="Source_20_Text"><text:span text:style-name="T3">/home/zach/Documents/euroc_info/V1_01_easy/V1_01_easy/</text:span></text:span><text:span text:style-name="Source_20_Text">mav0/cam0/data Examples/Monocular/EuRoC_TimeStamps/</text:span><text:span text:style-name="Source_20_Text"><text:span text:style-name="T4">V101</text:span></text:span><text:span text:style-name="Source_20_Text">.txt </text:span></text:p>
      <text:p text:style-name="P1">My Eurorc_command <text:span text:style-name="T5">with normal</text:span>:</text:p>
      <text:p text:style-name="P1"><text:span text:style-name="T6">./run_modified <text:s/>/home/zach/ORB_SLAM2/</text:span><text:span text:style-name="Source_20_Text"><text:span text:style-name="T6">Vocabulary/ORBvoc.txt /home/zach/ORB_SLAM2/Examples/Monocular/EuRoC.yaml </text:span></text:span><text:span text:style-name="Source_20_Text"><text:span text:style-name="T7">/home/zach/Documents/euroc_info/V1_01_easy/V1_01_easy/</text:span></text:span><text:span text:style-name="Source_20_Text"><text:span text:style-name="T6">mav0/cam0/data /home/zach/ORB_SLAM2/Examples/Monocular/EuRoC_TimeStamps/</text:span></text:span><text:span text:style-name="Source_20_Text"><text:span text:style-name="T8">V101</text:span></text:span><text:span text:style-name="Source_20_Text"><text:span text:style-name="T6">.txt</text:span></text:span></text:p>
      <text:p text:style-name="P14"/>
      <text:p text:style-name="P8">Euroc_command with Eric’s data</text:p>
      <text:p text:style-name="P1"><text:span text:style-name="T6">./run_modified <text:s/>/home/zach/ORB_SLAM2/</text:span><text:span text:style-name="Source_20_Text"><text:span text:style-name="T6">Vocabulary/ORBvoc.txt </text:span></text:span><text:span text:style-name="Source_20_Text"><text:span text:style-name="T9">/home/zach/dev_code/Eric_Calibration/Eric.yaml /home/zach/dev_code/Eric_Calibration/Pic /home/zach/dev_code/eric_01.txt</text:span></text:span></text:p>
      <text:p text:style-name="P14"/>
      <text:p text:style-name="P8">Euroc_command running -----<text:span text:style-name="T25">ERIC</text:span></text:p>
      <text:p text:style-name="P1"><text:span text:style-name="Source_20_Text"><text:span text:style-name="T10">./Examples/Monocular/mono_euroc </text:span></text:span><text:span text:style-name="Source_20_Text"><text:span text:style-name="T6">/home/zach/ORB_SLAM2/Vocabulary/ORBvoc.txt </text:span></text:span><text:span text:style-name="Source_20_Text"><text:span text:style-name="T9">/home/zach/dev_code/Eric_Calibration/Eric.yaml /home/zach/dev_code/Eric_Calibration/Pic /home/zach/dev_code/eric_01.txt</text:span></text:span></text:p>
      <text:p text:style-name="P14"/>
      <text:p text:style-name="P11">Euroc_command running -----<text:span text:style-name="T25">Eric_Room_1</text:span></text:p>
      <text:p text:style-name="P4"><text:span text:style-name="Source_20_Text"><text:span text:style-name="T10">./Examples/Monocular/mono_euroc </text:span></text:span><text:span text:style-name="Source_20_Text"><text:span text:style-name="T6">/home/zach/ORB_SLAM2/Vocabulary/ORBvoc.txt </text:span></text:span><text:span text:style-name="Source_20_Text"><text:span text:style-name="T9">/home/zach/dev_code/Eric_Calibration/Eric.yaml /home/zach/dev_code/Eric_</text:span></text:span><text:span text:style-name="Source_20_Text"><text:span text:style-name="T12">Room_1</text:span></text:span><text:span text:style-name="Source_20_Text"><text:span text:style-name="T9"> /home/zach/dev_code/</text:span></text:span><text:span text:style-name="Source_20_Text"><text:span text:style-name="T12">Eric_Room_1</text:span></text:span><text:span text:style-name="Source_20_Text"><text:span text:style-name="T9">.txt</text:span></text:span></text:p>
      <text:p text:style-name="P14"/>
      <text:p text:style-name="P9">Euroc_command running ---- <text:span text:style-name="T25">JM</text:span></text:p>
      <text:p text:style-name="P2"><text:span text:style-name="Source_20_Text"><text:span text:style-name="T10">./Examples/Monocular/mono_euroc </text:span></text:span><text:span text:style-name="Source_20_Text"><text:span text:style-name="T6">/home/zach/ORB_SLAM2/Vocabulary/ORBvoc.txt </text:span></text:span><text:span text:style-name="Source_20_Text"><text:span text:style-name="T9">/home/zach/dev_code/</text:span></text:span><text:span text:style-name="Source_20_Text"><text:span text:style-name="T11">JM_Calibration</text:span></text:span><text:span text:style-name="Source_20_Text"><text:span text:style-name="T9">/</text:span></text:span><text:span text:style-name="Source_20_Text"><text:span text:style-name="T11">JM</text:span></text:span><text:span text:style-name="Source_20_Text"><text:span text:style-name="T9">.yaml /home/zach/dev_code/</text:span></text:span><text:span text:style-name="Source_20_Text"><text:span text:style-name="T11">JM_Video</text:span></text:span><text:span text:style-name="Source_20_Text"><text:span text:style-name="T9"> /home/zach/dev_code/</text:span></text:span><text:span text:style-name="Source_20_Text"><text:span text:style-name="T11">JM</text:span></text:span><text:span text:style-name="Source_20_Text"><text:span text:style-name="T9">_01.txt</text:span></text:span></text:p>
      <text:p text:style-name="P14"/>
      <text:p text:style-name="P5"><text:span text:style-name="Source_20_Text"><text:span text:style-name="T10">./Examples/Monocular/mono_euroc </text:span></text:span><text:span text:style-name="Source_20_Text"><text:span text:style-name="T6">/home/zach/ORB_SLAM2/Vocabulary/ORBvoc.txt </text:span></text:span><text:span text:style-name="Source_20_Text"><text:span text:style-name="T9">/home/zach/dev_code/</text:span></text:span><text:span text:style-name="Source_20_Text"><text:span text:style-name="T11">JM_</text:span></text:span><text:span text:style-name="Source_20_Text"><text:span text:style-name="T16">Videos</text:span></text:span><text:span text:style-name="Source_20_Text"><text:span text:style-name="T9">/</text:span></text:span><text:span text:style-name="Source_20_Text"><text:span text:style-name="T11">JM_</text:span></text:span><text:span text:style-name="Source_20_Text"><text:span text:style-name="T16">cam</text:span></text:span><text:span text:style-name="Source_20_Text"><text:span text:style-name="T21">3</text:span></text:span><text:span text:style-name="Source_20_Text"><text:span text:style-name="T9">.yaml /home/zach/dev_code/</text:span></text:span><text:span text:style-name="Source_20_Text"><text:span text:style-name="T11">JM_Video</text:span></text:span><text:span text:style-name="Source_20_Text"><text:span text:style-name="T16">s/cam</text:span></text:span><text:span text:style-name="Source_20_Text"><text:span text:style-name="T21">3</text:span></text:span><text:span text:style-name="Source_20_Text"><text:span text:style-name="T16">_</text:span></text:span><text:span text:style-name="Source_20_Text"><text:span text:style-name="T19">figure8</text:span></text:span><text:span text:style-name="Source_20_Text"><text:span text:style-name="T9"> /home/zach/dev_code/</text:span></text:span><text:span text:style-name="Source_20_Text"><text:span text:style-name="T16">JM_Videos/cam</text:span></text:span><text:span text:style-name="Source_20_Text"><text:span text:style-name="T21">3</text:span></text:span><text:span text:style-name="Source_20_Text"><text:span text:style-name="T16">_</text:span></text:span><text:span text:style-name="Source_20_Text"><text:span text:style-name="T19">figure8</text:span></text:span><text:span text:style-name="Source_20_Text"><text:span text:style-name="T9">.txt</text:span></text:span></text:p>
      <text:p text:style-name="P14"/>
      <text:p text:style-name="P14"/>
      <text:p text:style-name="P10">Euroc_command running ---- <text:span text:style-name="T26">Zach</text:span></text:p>
      <text:p text:style-name="P3"><text:span text:style-name="Source_20_Text"><text:span text:style-name="T34">./Examples/Monocular/mono_euroc </text:span></text:span><text:span text:style-name="Source_20_Text"><text:span text:style-name="T33">/home/zach/ORB_SLAM2/Vocabulary/ORBvoc.txt </text:span></text:span><text:span text:style-name="Source_20_Text"><text:span text:style-name="T35">/home/zach/dev_code/Zach_Videos/Zach_cam1.yaml /home/zach/dev_code/Zach_Videos/zach_cam1_kitchen_goodlight /home/zach/dev_code/Zach_Videos/zach_cam1_kitchen_goodlight.txt</text:span></text:span></text:p>
      <text:p text:style-name="P14"/>
      <text:p text:style-name="P6"><text:span text:style-name="Source_20_Text"><text:span text:style-name="T34">./Examples/Monocular/mono_euroc </text:span></text:span><text:span text:style-name="Source_20_Text"><text:span text:style-name="T33">/home/zach/ORB_SLAM2/Vocabulary/ORBvoc.txt </text:span></text:span><text:span text:style-name="Source_20_Text"><text:span text:style-name="T35">/home/zach/dev_code/Zach_Videos/Zach_cam1.yaml /home/zach/dev_code/Zach_Videos/zach_cam1_kitchen_</text:span></text:span><text:span text:style-name="Source_20_Text"><text:span text:style-name="T36">bad</text:span></text:span><text:span text:style-name="Source_20_Text"><text:span text:style-name="T35">light </text:span></text:span><text:soft-page-break/><text:span text:style-name="Source_20_Text"><text:span text:style-name="T35">/home/zach/dev_code/Zach_Videos/zach_cam1_kitchen_</text:span></text:span><text:span text:style-name="Source_20_Text"><text:span text:style-name="T36">bad</text:span></text:span><text:span text:style-name="Source_20_Text"><text:span text:style-name="T35">light.txt</text:span></text:span></text:p>
      <text:p text:style-name="P14"/>
      <text:p text:style-name="P14"/>
      <text:p text:style-name="P12">MH Command:</text:p>
      <text:p text:style-name="P18"><text:span text:style-name="Source_20_Text">./Examples/Monocular/mono_euroc Vocabulary/ORBvoc.txt Examples/Monocular/EuRoC.yaml /home/zach/Documents/euroc_info/mav0/cam0/data Examples/Monocular/EuRoC_TimeStamps/MH01.txt </text:span></text:p>
      <text:p text:style-name="P12"/>
      <text:p text:style-name="P13">DynaSLAM:</text:p>
      <text:p text:style-name="P13"/>
      <text:p text:style-name="P26"><text:span text:style-name="Source_20_Text">python associate.py /</text:span><text:span text:style-name="Source_20_Text"><text:span text:style-name="T23">home/zach/Documents/TUM/rgbd_dataset_freiburg1_xyz/</text:span></text:span><text:span text:style-name="Source_20_Text">rgb.txt </text:span><text:span text:style-name="Source_20_Text"><text:span text:style-name="T23">/home/zach/Documents/TUM/rgbd_dataset_freiburg1_xyz</text:span></text:span><text:span text:style-name="Source_20_Text">/depth.txt &gt; associations.txt</text:span></text:p>
      <text:p text:style-name="P26"><text:span text:style-name="Source_20_Text"/></text:p>
      <text:p text:style-name="P26"><text:span text:style-name="Source_20_Text">./Examples/Monocular/mono_tum Vocabulary/ORBvoc.txt Examples/Monocular/TUMX.yaml PATH_TO_SEQUENCE_FOLDER (PATH_TO_MASKS)</text:span></text:p>
      <text:p text:style-name="P26"><text:span text:style-name="Source_20_Text"/></text:p>
      <text:p text:style-name="P26"><text:span text:style-name="Source_20_Text"/></text:p>
      <text:p text:style-name="P26"><text:span text:style-name="Source_20_Text"/></text:p>
      <text:p text:style-name="P19"/>
      <text:p text:style-name="P19"><text:span text:style-name="Source_20_Text"/></text:p>
      <text:p text:style-name="P19"/>
      <text:p text:style-name="P19"/>
      <text:p text:style-name="P22"><text:span text:style-name="Source_20_Text"><text:span text:style-name="T30">DynaSLAM - Regular</text:span></text:span></text:p>
      <text:p text:style-name="P24"><text:span text:style-name="Source_20_Text">./</text:span><text:span text:style-name="Source_20_Text"><text:span text:style-name="T32">Examples/Monocular/mono_tum</text:span></text:span><text:span text:style-name="Source_20_Text"> </text:span><text:span text:style-name="Source_20_Text"><text:span text:style-name="T13">/home/zac</text:span></text:span><text:span text:style-name="Source_20_Text"><text:span text:style-name="T14">h/DynaSLAM</text:span></text:span><text:span text:style-name="Source_20_Text"><text:span text:style-name="T13">/</text:span></text:span><text:span text:style-name="Source_20_Text">Vocabulary/ORBvoc.txt Examples/RGB-D/TUM</text:span><text:span text:style-name="Source_20_Text"><text:span text:style-name="T24">1</text:span></text:span><text:span text:style-name="Source_20_Text">.yaml </text:span><text:span text:style-name="Source_20_Text"><text:span text:style-name="T9">/home/zach/dev_code/</text:span></text:span><text:span text:style-name="Source_20_Text"><text:span text:style-name="T15">rgbd_dataset_freiburg1_xyz</text:span></text:span></text:p>
      <text:p text:style-name="P21"><text:span text:style-name="Source_20_Text"/></text:p>
      <text:p text:style-name="P21"><text:span text:style-name="Source_20_Text"/></text:p>
      <text:p text:style-name="P21"><text:span text:style-name="Source_20_Text"><text:span text:style-name="T29">DynaSLAM - Eric_01</text:span></text:span></text:p>
      <text:p text:style-name="P20"><text:span text:style-name="Source_20_Text"/></text:p>
      <text:p text:style-name="P22"><text:span text:style-name="Source_20_Text">./</text:span><text:span text:style-name="Source_20_Text"><text:span text:style-name="T28">mono_tum</text:span></text:span><text:span text:style-name="Source_20_Text"> </text:span><text:span text:style-name="Source_20_Text"><text:span text:style-name="T13">/home/zac</text:span></text:span><text:span text:style-name="Source_20_Text"><text:span text:style-name="T14">h/DynaSLAM</text:span></text:span><text:span text:style-name="Source_20_Text"><text:span text:style-name="T13">/</text:span></text:span><text:span text:style-name="Source_20_Text">Vocabulary/ORBvoc.txt </text:span><text:span text:style-name="Source_20_Text"><text:span text:style-name="T9">/home/zach/dev_code/Eric_Calibration/Eric.yaml /home/zach/dev_code/Eric_</text:span></text:span><text:span text:style-name="Source_20_Text"><text:span text:style-name="T12">Room_1 </text:span></text:span><text:span text:style-name="Source_20_Text"><text:span text:style-name="T9">/home/zach/dev_code/</text:span></text:span><text:span text:style-name="Source_20_Text"><text:span text:style-name="T12">Eric_Room_1</text:span></text:span><text:span text:style-name="Source_20_Text"><text:span text:style-name="T9">.txt</text:span></text:span></text:p>
      <text:p text:style-name="P21"><text:span text:style-name="Source_20_Text"/></text:p>
      <text:p text:style-name="P23"><text:span text:style-name="Source_20_Text">./</text:span><text:span text:style-name="Source_20_Text"><text:span text:style-name="T31">Examples/Monocular</text:span></text:span><text:span text:style-name="Source_20_Text">/</text:span><text:span text:style-name="Source_20_Text"><text:span text:style-name="T28">mono_tum</text:span></text:span><text:span text:style-name="Source_20_Text"> </text:span><text:span text:style-name="Source_20_Text"><text:span text:style-name="T13">/home/zac</text:span></text:span><text:span text:style-name="Source_20_Text"><text:span text:style-name="T14">h/DynaSLAM</text:span></text:span><text:span text:style-name="Source_20_Text"><text:span text:style-name="T13">/</text:span></text:span><text:span text:style-name="Source_20_Text">Vocabulary/ORBvoc.txt </text:span><text:span text:style-name="Source_20_Text"><text:span text:style-name="T9">/home/zach/dev_code/Eric_Calibration/Eric.yaml /home/zach/dev_code/Eric_</text:span></text:span><text:span text:style-name="Source_20_Text"><text:span text:style-name="T12">Room_1 </text:span></text:span><text:span text:style-name="Source_20_Text"><text:span text:style-name="T9">/home/zach/dev_code/</text:span></text:span><text:span text:style-name="Source_20_Text"><text:span text:style-name="T12">Eric_Room_1</text:span></text:span><text:span text:style-name="Source_20_Text"><text:span text:style-name="T9">.txt</text:span></text:span></text:p>
      <text:p text:style-name="P21"><text:span text:style-name="Source_20_Text"/></text:p>
      <text:p text:style-name="P27">DynaSLAM JM</text:p>
      <text:p text:style-name="P25"><text:span text:style-name="Source_20_Text">./</text:span><text:span text:style-name="Source_20_Text"><text:span text:style-name="T31">Examples/Monocular</text:span></text:span><text:span text:style-name="Source_20_Text">/</text:span><text:span text:style-name="Source_20_Text"><text:span text:style-name="T28">mono_tum</text:span></text:span><text:span text:style-name="Source_20_Text"> </text:span><text:span text:style-name="Source_20_Text"><text:span text:style-name="T13">/home/zac</text:span></text:span><text:span text:style-name="Source_20_Text"><text:span text:style-name="T14">h/DynaSLAM</text:span></text:span><text:span text:style-name="Source_20_Text"><text:span text:style-name="T13">/</text:span></text:span><text:span text:style-name="Source_20_Text">Vocabulary/ORBvoc.txt </text:span><text:span text:style-name="Source_20_Text"><text:span text:style-name="T9">/home/zach/dev_code/</text:span></text:span><text:span text:style-name="Source_20_Text"><text:span text:style-name="T11">JM_</text:span></text:span><text:span text:style-name="Source_20_Text"><text:span text:style-name="T16">Videos</text:span></text:span><text:span text:style-name="Source_20_Text"><text:span text:style-name="T9">/</text:span></text:span><text:span text:style-name="Source_20_Text"><text:span text:style-name="T11">JM_</text:span></text:span><text:span text:style-name="Source_20_Text"><text:span text:style-name="T16">cam</text:span></text:span><text:span text:style-name="Source_20_Text"><text:span text:style-name="T22">3</text:span></text:span><text:span text:style-name="Source_20_Text"><text:span text:style-name="T9">.yaml /home/zach/dev_code/</text:span></text:span><text:span text:style-name="Source_20_Text"><text:span text:style-name="T11">JM_Video</text:span></text:span><text:span text:style-name="Source_20_Text"><text:span text:style-name="T16">s/cam</text:span></text:span><text:span text:style-name="Source_20_Text"><text:span text:style-name="T22">3</text:span></text:span><text:span text:style-name="Source_20_Text"><text:span text:style-name="T16">_</text:span></text:span><text:span text:style-name="Source_20_Text"><text:span text:style-name="T20">figure8</text:span></text:span><text:span text:style-name="Source_20_Text"><text:span text:style-name="T9"> /home/zach/dev_code/</text:span></text:span><text:span text:style-name="Source_20_Text"><text:span text:style-name="T16">JM_Videos/cam</text:span></text:span><text:span text:style-name="Source_20_Text"><text:span text:style-name="T22">3</text:span></text:span><text:span text:style-name="Source_20_Text"><text:span text:style-name="T20">_figure8</text:span></text:span><text:span text:style-name="Source_20_Text"><text:span text:style-name="T9">.txt</text:span></text:span></text:p>
      <text:p text:style-name="P27"/>
      <text:p text:style-name="P7"/>
      <text:p text:style-name="P16">MH01</text:p>
      <text:p text:style-name="P28"><text:span text:style-name="Source_20_Text">./Examples/Monocular/mono_</text:span><text:span text:style-name="Source_20_Text"><text:span text:style-name="T38">tum</text:span></text:span><text:span text:style-name="Source_20_Text"> Vocabulary/ORBvoc.txt Examples/Monocular/EuRoC.yaml </text:span><text:span text:style-name="Source_20_Text"><text:span text:style-name="T9">/home/zach/dev_code/</text:span></text:span><text:span text:style-name="Source_20_Text"><text:span text:style-name="T17">mav0</text:span></text:span><text:span text:style-name="Source_20_Text">/cam0/data Examples/Monocular/EuRoC_TimeStamps/</text:span><text:span text:style-name="Source_20_Text"><text:span text:style-name="T38">MH01</text:span></text:span><text:span text:style-name="Source_20_Text">.txt</text:span></text:p>
      <text:p text:style-name="P7"/>
      <text:p text:style-name="P16">V101</text:p>
      <text:p text:style-name="P29"><text:span text:style-name="Source_20_Text"><text:span text:style-name="T6">./Examples/Monocular/mono_</text:span></text:span><text:span text:style-name="Source_20_Text"><text:span text:style-name="T17">tum</text:span></text:span><text:span text:style-name="Source_20_Text"><text:span text:style-name="T6"> Vocabulary/ORBvoc.txt Examples/Monocular/EuRoC.yaml </text:span></text:span><text:span text:style-name="Source_20_Text"><text:span text:style-name="T9">/home/zach/dev_code/</text:span></text:span><text:span text:style-name="Source_20_Text"><text:span text:style-name="T18">V1_01_easy/</text:span></text:span><text:span text:style-name="Source_20_Text"><text:span text:style-name="T17">mav0</text:span></text:span><text:span text:style-name="Source_20_Text"><text:span text:style-name="T6">/cam0/data Examples/Monocular/EuRoC_TimeStamps/</text:span></text:span><text:span text:style-name="Source_20_Text"><text:span text:style-name="T18">V1</text:span></text:span><text:span text:style-name="Source_20_Text"><text:span text:style-name="T17">01</text:span></text:span><text:span text:style-name="Source_20_Text"><text:span text:style-name="T6">.txt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17"/>
      <text:p text:style-name="P20"><text:span text:style-name="Source_20_Text">./Examples/RGB-D/rgbd_tum Vocabulary/ORBvoc.txt Examples/RGB-D/TUM</text:span><text:span text:style-name="Source_20_Text"><text:span text:style-name="T24">1</text:span></text:span><text:span text:style-name="Source_20_Text">.yaml </text:span><text:span text:style-name="Source_20_Text"><text:span text:style-name="T24">/home/zach/Documents/TUM/rgbd_dataset_freiburg1_xyz/</text:span></text:span><text:span text:style-name="Source_20_Text"> </text:span><text:span text:style-name="Source_20_Text"><text:span text:style-name="T24">/home/zach/Documents/rgbd_benchmark_tools/associations.txt</text:span></text:span><text:span text:style-name="Source_20_Text"> </text:span></text:p>
      <text:p text:style-name="P17"><text:soft-page-break/></text:p>
      <text:p text:style-name="P21"><text:span text:style-name="Source_20_Text">./Examples/RGB-D/rgbd_tum Vocabulary/ORBvoc.txt Examples/RGB-D/TUM</text:span><text:span text:style-name="Source_20_Text"><text:span text:style-name="T24">1</text:span></text:span><text:span text:style-name="Source_20_Text">.yaml PATH_TO_SEQUENCE_FOLDER ASSOCIATIONS_FILE (PATH_TO_MASKS) (PATH_TO_OUTPUT)</text:span></text:p>
      <text:p text:style-name="P21"><text:span text:style-name="Source_20_Text"/></text:p>
      <text:p text:style-name="P21"><text:span text:style-name="Source_20_Text"/></text:p>
      <text:p text:style-name="P15"><text:span text:style-name="Source_20_Text"><text:span text:style-name="T23">cmake -D CMAKE_BUILD_TYPE=RELEASE </text:span></text:span>-D CMAKE_INSTALL_PREFIX=/usr/local -D INSTALL_PYTHON_EXAMPLES=ON -D INSTALL_C_EXAMPLES=OFF -D OPENCV_EXTRA_MODULES_PATH=~/opencv_contrib-3.<text:span text:style-name="T37">2</text:span>.0/modules -D PYTHON_EXECUTABLE=~/.virtualenvs/cv/bin/python -D BUILD_EXAMPLES=ON ..</text:p>
      <text:p text:style-name="P2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1:10:41.084453013</meta:creation-date>
    <dc:date>2020-12-13T15:24:13.090667804</dc:date>
    <meta:editing-duration>P1DT7H37M3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162" meta:character-count="4289" meta:non-whitespace-character-count="4161"/>
  </office:meta>
</office:document-meta>
</file>